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24E9000024E9C944B5CA1A0025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34cm" fo:min-width="21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.59cm" svg:height="21.59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6.51cm" svg:height="16.51cm" svg:x="2.67cm" svg:y="2.54cm">
            <draw:image xlink:href="Pictures/10000000000024E9000024E9C944B5CA1A0025C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9T17:46:15.123663175</dc:date>
    <meta:editing-duration>PT2M24S</meta:editing-duration>
    <meta:editing-cycles>2</meta:editing-cycles>
    <meta:generator>LibreOffice/5.1.6.2$Linux_X86_64 LibreOffice_project/10m0$Build-2</meta:generator>
    <meta:document-statistic meta:object-count="3"/>
  </office:meta>
</office:document-meta>
</file>